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47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39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shrink-to-fit="true" style:vertical-align="top"/>
    </style:style>
    <style:style style:name="ce4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5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eeeeee" fo:border="0.0008in solid #000000" style:vertical-align="middle"/>
    </style:style>
    <style:style style:name="ce11" style:family="table-cell" style:parent-style-name="Default">
      <style:table-cell-properties fo:background-color="#eeeeee" fo:border="0.0008in solid #00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6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>
            <text:p>Tasks(Weekly Plans)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% Complete</text:p>
          </table:table-cell>
          <table:table-cell table:style-name="ce1" office:value-type="string">
            <text:p>Time est.</text:p>
          </table:table-cell>
          <table:table-cell table:style-name="ce1" office:value-type="string">
            <text:p>Time Spent</text:p>
          </table:table-cell>
          <table:table-cell table:style-name="ce9" office:value-type="string">
            <text:p>Review</text:p>
          </table:table-cell>
          <table:table-cell table:style-name="ce10"/>
          <table:table-cell table:style-name="ce1" table:number-columns-repeated="1016"/>
          <table:table-cell table:style-name="ce11"/>
        </table:table-row>
        <table:table-row table:style-name="ro2">
          <table:table-cell office:value-type="string">
            <text:p>Research AR.js</text:p>
          </table:table-cell>
          <table:table-cell table:style-name="ce6" office:value-type="string">
            <text:p><text:span text:style-name="T1">T</text:span>/<text:span text:style-name="T1">D</text:span>/<text:span text:style-name="T1">S</text:span></text:p>
          </table:table-cell>
          <table:table-cell table:style-name="ce6" office:value-type="string">
            <text:p><text:span text:style-name="T1">25</text:span> 50 75 100</text:p>
          </table:table-cell>
          <table:table-cell office:value-type="string">
            <text:p>2 hrs.</text:p>
          </table:table-cell>
          <table:table-cell table:number-columns-repeated="1020"/>
        </table:table-row>
        <table:table-row table:style-name="ro2">
          <table:table-cell office:value-type="string">
            <text:p>Recreate TPS report</text:p>
          </table:table-cell>
          <table:table-cell table:style-name="ce6" office:value-type="string">
            <text:p><text:span text:style-name="T1">T</text:span>/D/S</text:p>
          </table:table-cell>
          <table:table-cell table:style-name="ce6" office:value-type="string">
            <text:p>25 50 75 <text:span text:style-name="T1">100</text:span></text:p>
          </table:table-cell>
          <table:table-cell office:value-type="string">
            <text:p>30 mins.</text:p>
          </table:table-cell>
          <table:table-cell office:value-type="string">
            <text:p>15 mins.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etup Powerpoint</text:p>
          </table:table-cell>
          <table:table-cell table:style-name="ce6" office:value-type="string">
            <text:p><text:span text:style-name="T1">T</text:span>/D/S</text:p>
          </table:table-cell>
          <table:table-cell table:style-name="ce6" office:value-type="string">
            <text:p>25 50 75 <text:span text:style-name="T1">100</text:span></text:p>
          </table:table-cell>
          <table:table-cell office:value-type="string">
            <text:p>30mins</text:p>
          </table:table-cell>
          <table:table-cell office:value-type="string">
            <text:p>15 mins.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Research markerless imaging</text:p>
          </table:table-cell>
          <table:table-cell table:style-name="ce7" office:value-type="string">
            <text:p>T/D/S</text:p>
          </table:table-cell>
          <table:table-cell table:style-name="ce6" office:value-type="string">
            <text:p>25 50 75 100</text:p>
          </table:table-cell>
          <table:table-cell office:value-type="string">
            <text:p>2 hrs.</text:p>
          </table:table-cell>
          <table:table-cell/>
          <table:table-cell office:value-type="string">
            <text:p>N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dded simple spike file to repo to familiarize with AR</text:p>
          </table:table-cell>
          <table:table-cell table:style-name="ce6" office:value-type="string">
            <text:p>T/<text:span text:style-name="T2">D</text:span>/S</text:p>
          </table:table-cell>
          <table:table-cell table:style-name="ce6" office:value-type="string">
            <text:p>25 50 75 <text:span text:style-name="T2">100</text:span></text:p>
          </table:table-cell>
          <table:table-cell office:value-type="string">
            <text:p>1.5 hrs.</text:p>
          </table:table-cell>
          <table:table-cell office:value-type="string">
            <text:p>1 hrs.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Figure out how to import own objects in AR with Blender</text:p>
          </table:table-cell>
          <table:table-cell table:style-name="ce6" office:value-type="string">
            <text:p>T/<text:span text:style-name="T2">D</text:span>/S</text:p>
          </table:table-cell>
          <table:table-cell table:style-name="ce6" office:value-type="string">
            <text:p>25 50 <text:span text:style-name="T2">75</text:span> 100</text:p>
          </table:table-cell>
          <table:table-cell office:value-type="string">
            <text:p>1 hrs.</text:p>
          </table:table-cell>
          <table:table-cell office:value-type="string">
            <text:p>2 hrs.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Figure out how to create own AR objects with blender</text:p>
          </table:table-cell>
          <table:table-cell table:style-name="ce6" office:value-type="string">
            <text:p>T/<text:span text:style-name="T2">D</text:span>/S</text:p>
          </table:table-cell>
          <table:table-cell table:style-name="ce6" office:value-type="string">
            <text:p>25 50 <text:span text:style-name="T2">75</text:span> 100</text:p>
          </table:table-cell>
          <table:table-cell office:value-type="string">
            <text:p>2 hrs.</text:p>
          </table:table-cell>
          <table:table-cell office:value-type="string">
            <text:p>3 hrs.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Figure out how to change AR object in “real time”</text:p>
          </table:table-cell>
          <table:table-cell table:style-name="ce6" office:value-type="string">
            <text:p>T/D/S</text:p>
          </table:table-cell>
          <table:table-cell table:style-name="ce6" office:value-type="string">
            <text:p>25 50 75 100</text:p>
          </table:table-cell>
          <table:table-cell office:value-type="string">
            <text:p>3 hrs.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>
            <text:p>T/D/S</text:p>
          </table:table-cell>
          <table:table-cell table:style-name="ce6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T/D/S</text:p>
          </table:table-cell>
          <table:table-cell table:style-name="ce6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T/D/S</text:p>
          </table:table-cell>
          <table:table-cell table:style-name="ce6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T/D/S</text:p>
          </table:table-cell>
          <table:table-cell table:style-name="ce6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T/D/S</text:p>
          </table:table-cell>
          <table:table-cell table:style-name="ce6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T/D/S</text:p>
          </table:table-cell>
          <table:table-cell table:style-name="ce6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T/D/S</text:p>
          </table:table-cell>
          <table:table-cell table:style-name="ce6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T/D/S</text:p>
          </table:table-cell>
          <table:table-cell table:style-name="ce6" office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database-ranges>
        <table:database-range table:name="__Anonymous_Sheet_DB__0" table:target-range-address="Sheet1.C2:Sheet1.C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im Curry</text:p>
          <text:p>Daniel Darcy</text:p>
          <text:p>Stephen Fedele</text:p>
          <text:p>Date:</text:p>
          <text:p/>
        </style:region-left>
        <style:region-center>
          <text:p>TPS Report For: ClassroomAR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2/04/2019</text:date>, <text:time>12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9-02-04T12:38:31</dc:date>
    <meta:editing-duration>PT52M8S</meta:editing-duration>
    <meta:editing-cycles>13</meta:editing-cycles>
    <meta:generator>OpenOffice/4.1.6$Unix OpenOffice.org_project/416m1$Build-9790</meta:generator>
    <dc:creator>Dan D</dc:creator>
    <meta:document-statistic meta:table-count="1" meta:cell-count="65" meta:object-count="0"/>
  </office:meta>
</office:document-meta>
</file>